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color="#00a933" fo:font-weight="bold" fo:background-color="transparent" style:font-weight-asian="bold" style:font-weight-complex="bold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paragraph-rsid="001bc926"/>
    </style:style>
    <style:style style:name="P4" style:family="paragraph" style:parent-style-name="Standard">
      <style:text-properties officeooo:rsid="001e6d34" officeooo:paragraph-rsid="001e6d34"/>
    </style:style>
    <style:style style:name="P5" style:family="paragraph" style:parent-style-name="Standard">
      <style:text-properties officeooo:paragraph-rsid="001e6d34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paragraph-rsid="001e6d34" style:font-size-asian="22pt" style:font-weight-asian="bold" style:font-size-complex="22pt" style:font-weight-complex="bold"/>
    </style:style>
    <style:style style:name="P8" style:family="paragraph" style:parent-style-name="Standard" style:list-style-name="L10"/>
    <style:style style:name="P9" style:family="paragraph" style:parent-style-name="Standard">
      <style:text-properties officeooo:paragraph-rsid="001d6870"/>
    </style:style>
    <style:style style:name="P10" style:family="paragraph" style:parent-style-name="Table_20_Contents" style:list-style-name="L1"/>
    <style:style style:name="P11" style:family="paragraph" style:parent-style-name="Table_20_Contents" style:list-style-name="L2"/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paragraph-properties style:writing-mode="lr-tb"/>
    </style:style>
    <style:style style:name="P14" style:family="paragraph" style:parent-style-name="Text_20_body" style:list-style-name="L11">
      <style:text-properties fo:font-weight="bold" fo:background-color="#f6f9d4" style:font-weight-asian="bold" style:font-weight-complex="bold"/>
    </style:style>
    <style:style style:name="P15" style:family="paragraph" style:parent-style-name="Text_20_body" style:list-style-name="L11">
      <style:paragraph-properties fo:margin-top="0cm" fo:margin-bottom="0cm" loext:contextual-spacing="false"/>
      <style:text-properties fo:font-weight="bold" fo:background-color="#f6f9d4" style:font-weight-asian="bold" style:font-weight-complex="bold"/>
    </style:style>
    <style:style style:name="T1" style:family="text">
      <style:text-properties officeooo:rsid="001b79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6870" style:font-weight-asian="bold" style:font-weight-complex="bold"/>
    </style:style>
    <style:style style:name="T4" style:family="text">
      <style:text-properties fo:font-weight="bold" officeooo:rsid="001e6d34" style:font-weight-asian="bold" style:font-weight-complex="bold"/>
    </style:style>
    <style:style style:name="T5" style:family="text">
      <style:text-properties fo:font-weight="bold" officeooo:rsid="001e6d34" fo:background-color="#f6f9d4" loext:char-shading-value="0" style:font-weight-asian="bold" style:font-weight-complex="bold"/>
    </style:style>
    <style:style style:name="T6" style:family="text">
      <style:text-properties fo:font-weight="bold" fo:background-color="#f6f9d4" loext:char-shading-value="0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officeooo:rsid="001d6870"/>
    </style:style>
    <style:style style:name="T9" style:family="text">
      <style:text-properties officeooo:rsid="001e6d34"/>
    </style:style>
    <style:style style:name="T10" style:family="text"/>
    <style:style style:name="T11" style:family="text">
      <style:text-properties fo:color="#2a6099" style:font-name="Arial Black"/>
    </style:style>
    <style:style style:name="T12" style:family="text">
      <style:text-properties fo:color="#2a6099" style:font-name="Arial Black" officeooo:rsid="001e6d34"/>
    </style:style>
    <style:style style:name="T13" style:family="text">
      <style:text-properties fo:background-color="#00a933" loext:char-shading-value="0"/>
    </style:style>
    <style:style style:name="T14" style:family="text">
      <style:text-properties fo:background-color="#00a933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fo:color="#00a933" fo:background-color="transparent" loext:char-shading-value="0"/>
    </style:style>
    <style:style style:name="T18" style:family="text">
      <style:text-properties fo:color="#00a933" fo:font-weight="bold" fo:background-color="transparent" loext:char-shading-value="0" style:font-weight-asian="bold" style:font-weight-complex="bold"/>
    </style:style>
    <style:style style:name="T19" style:family="text">
      <style:text-properties fo:color="#000000" fo:font-weight="bold" fo:background-color="transparent" loext:char-shading-value="0" style:font-weight-asian="bold" style:font-weight-complex="bold"/>
    </style:style>
    <style:style style:name="T20" style:family="text">
      <style:text-properties officeooo:rsid="001eb3f6"/>
    </style:style>
    <style:style style:name="T21" style:family="text">
      <style:text-properties fo:font-size="15pt" fo:font-weight="bold" officeooo:rsid="001d6870" style:font-size-asian="15pt" style:font-weight-asian="bold" style:font-size-complex="15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2">Synthèse : </text:span><text:bookmark text:name="California-Housing-Prices"/><text:span text:style-name="T11">Prix des logements en Californie</text:span> </text:p>
      <text:p text:style-name="P4"/>
      <text:p text:style-name="Standard"/>
      <text:p text:style-name="Standard"/>
      <text:p text:style-name="Standard"/>
      <text:p text:style-name="Standard">Les données contiennent des informations tirées du recensement de 1990 en Californie.</text:p>
      <text:p text:style-name="Standard"><text:span text:style-name="T2"/></text:p>
      <text:p text:style-name="P5"><text:span text:style-name="T5">Problématique : </text:span><text:span text:style-name="T6">P</text:span><text:span text:style-name="T5">rédire les p</text:span><text:span text:style-name="T6">rix des logements pour les districts de Californie</text:span><text:span text:style-name="T2">. </text:span></text:p>
      <text:p text:style-name="Standard"/>
      <text:p text:style-name="Text_20_body"><text:span text:style-name="T3">Features </text:span><text:span text:style-name="T8">:</text:span>longitude – latitude - total_rooms – <text:span text:style-name="T1">revenu moyen</text:span></text:p>
      <text:p text:style-name="Standard"/>
      <text:p text:style-name="P9"><text:span text:style-name="T21">EDA</text:span></text:p>
      <text:list xml:id="list3238481227" text:style-name="L10">
        <text:list-item>
          <text:p text:style-name="P8"><text:span text:style-name="T8">N</text:span>ettoyage rudimentaire des données, dispose d'une liste de variables facilement compréhensible </text:p>
        </text:list-item>
      </text:list>
      <text:p text:style-name="Standard"/>
      <text:list xml:id="list120850848511174" text:continue-numbering="true" text:style-name="L10">
        <text:list-item>
          <text:p text:style-name="P8">logement est fortement corrélée au revenu moyen de la région. </text:p>
        </text:list-item>
      </text:list>
      <text:p text:style-name="Standard"/>
      <text:p text:style-name="P3">Les modèles linéaires ne fonctionneront pas bien dans tous les cas car la valeur de la maison et d'autres caractéristiques sont également discontinues dans leur comportement, </text:p>
      <text:p text:style-name="P3">La régression linéaire simple sert à trouver une relation d’une variable de sortie (continue) par rapport à une autre. </text:p>
      <text:p text:style-name="P3">ce qui suggère que les alghorithmes tels que les arbres de décision pourraient donner de meilleurs résultats. </text:p>
      <text:p text:style-name="Standard"/>
      <text:p text:style-name="Standard"/>
      <text:p text:style-name="P6">Les modèles linéaires ne fonctionnent pas bien car la valeur de la maison et d'autres caractéristiques ont un comportement discontinu.</text:p>
      <text:p text:style-name="Standard"/>
      <text:p text:style-name="Text_20_body"><text:bookmark text:name="models"/>Les modèles retenus pour la regression : </text:p>
      <text:list xml:id="list3298026835" text:style-name="L11">
        <text:list-item>
          <text:p text:style-name="P15">Neural Network Regression </text:p>
        </text:list-item>
        <text:list-item>
          <text:p text:style-name="P15">Decision Tree Regression </text:p>
        </text:list-item>
        <text:list-item>
          <text:p text:style-name="P15">LASSO Regression </text:p>
        </text:list-item>
        <text:list-item>
          <text:p text:style-name="P14">ElasticNet Regression </text:p>
        </text:list-item>
      </text:list>
      <text:p text:style-name="Standard"/>
      <text:p text:style-name="Standard">Pour évaluer le modèle, on peut calculer <text:span text:style-name="T2">l’erreur quadratique moyenne </text:span><text:span text:style-name="T4">(MSE) </text:span>entre les valeurs prédites et les valeurs réelles. Aussi, il y a une métrique qui s’appelle <text:span text:style-name="Strong_20_Emphasis">le coefficient de détermination</text:span>. Le meilleure score est 1. </text:p>
      <text:p text:style-name="Standard"/>
      <text:p text:style-name="Preformatted_20_Text"><text:span text:style-name="Source_20_Text"><text:span text:style-name="T18">from sklearn.metrics import mean_squared_error, r2_score</text:span></text:span></text:p>
      <text:p text:style-name="P1"/>
      <text:p text:style-name="Preformatted_20_Text"><text:span text:style-name="Source_20_Text"><text:span text:style-name="T19"># prédire les résulats des échantillons de test</text:span></text:span></text:p>
      <text:p text:style-name="Preformatted_20_Text"><text:span text:style-name="Source_20_Text"><text:span text:style-name="T18">y_pred = modele.predict(X_test)</text:span></text:span></text:p>
      <text:p text:style-name="P1"/>
      <text:p text:style-name="Preformatted_20_Text"><text:span text:style-name="Source_20_Text"><text:span text:style-name="T19"># Evaluation du modèle</text:span></text:span></text:p>
      <text:p text:style-name="Preformatted_20_Text"><text:span text:style-name="Source_20_Text"><text:span text:style-name="T18">print "L'erreur quadratique moyenne: ", mean_squared_error(y_test, y_pred)</text:span></text:span></text:p>
      <text:p text:style-name="P2"><text:span text:style-name="Source_20_Text"><text:span text:style-name="T18">print "Score R2: ", r2_score(y_test, y_pred)</text:span></text:span></text:p>
      <text:p text:style-name="P5"><text:span text:style-name="T9">Meilleurs résultats obtenus avec les réseaux de neuron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1T10:10:23.729000000</meta:creation-date>
    <dc:date>2021-04-21T11:53:20.617000000</dc:date>
    <meta:editing-duration>PT6M39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4" meta:word-count="242" meta:character-count="1663" meta:non-whitespace-character-count="1436"/>
  </office:meta>
</office:document-meta>
</file>